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 style:list-style-name="L1">
      <style:paragraph-properties fo:margin-top="0cm" fo:margin-bottom="0.499cm" style:contextual-spacing="false"/>
    </style:style>
    <style:style style:name="P6" style:family="paragraph" style:parent-style-name="Preformatted_20_Text" style:list-style-name="L2">
      <style:paragraph-properties fo:margin-top="0cm" fo:margin-bottom="0.499cm" style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fo:font-weight="bold"/>
    </style:style>
    <style:style style:name="P9" style:family="paragraph" style:parent-style-name="Text_20_body" style:list-style-name="L2">
      <style:text-properties fo:font-weight="bold"/>
    </style:style>
    <style:style style:name="P10" style:family="paragraph" style:parent-style-name="Text_20_body" style:list-style-name="L2"/>
    <style:style style:name="T1" style:family="text">
      <style:text-properties fo:font-weight="bold"/>
    </style:style>
    <style:style style:name="T2" style:family="text">
      <style:text-properties officeooo:rsid="0019fa61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cm" svg:y="0cm" svg:width="0.041cm" draw:z-index="0">
        <draw:text-box fo:min-height="0.9cm">
          <text:p text:style-name="P3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3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3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3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3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3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3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3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3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3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3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3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3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3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3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3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3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3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3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3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3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3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3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3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3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3"/>
        </draw:text-box>
      </draw:frame>
      <draw:frame draw:style-name="fr1" draw:name="Marco131" text:anchor-type="page" text:anchor-page-number="1" svg:x="0cm" svg:y="0cm" svg:width="20.003cm" draw:z-index="26">
        <draw:text-box fo:min-height="0.041cm">
          <text:p text:style-name="P3"/>
        </draw:text-box>
      </draw:frame>
      <text:h text:style-name="P1" text:outline-level="2"><text:span text:style-name="Source_20_Text">📧 Ejercicio </text:span><text:span text:style-name="Source_20_Text"><text:span text:style-name="T2">1</text:span></text:span><text:span text:style-name="Source_20_Text">: Mensajería Local con Exim4 en Ubuntu 24.04</text:span></text:h>
      <text:p text:style-name="Text_20_body">🎯 <text:span text:style-name="T1">OBJETIVO:</text:span> Configurar un servidor de correo local para permitir el envío de mensajes entre usuarios del mismo sistema sin necesidad de internet.</text:p>
      <text:h text:style-name="Heading_20_3" text:outline-level="3">1. Instalación de Herramientas</text:h>
      <text:p text:style-name="Text_20_body">Primero necesitamos el motor (Exim4) y la interfaz para escribir correos (<text:span text:style-name="Source_20_Text">bsd-mailx</text:span>).</text:p>
      <text:p text:style-name="Preformatted_20_Text"><text:span text:style-name="Source_20_Text">sudo apt update</text:span></text:p>
      <text:p text:style-name="P4"><text:span text:style-name="Source_20_Text">sudo apt install exim4 bsd-mailx -y</text:span></text:p>
      <text:h text:style-name="Heading_20_3" text:outline-level="3">2. Configuración de Exim4 para entrega local</text:h>
      <text:p text:style-name="Text_20_body">Exim4 viene por defecto configurado para "smarthost" o internet. Debemos decirle que solo queremos <text:span text:style-name="T1">entrega local</text:span>.</text:p>
      <text:p text:style-name="Text_20_body">📋 <text:span text:style-name="T1">PASO A PASO:</text:span></text:p>
      <text:list text:style-name="L1">
        <text:list-item>
          <text:p text:style-name="P7">Lanza el asistente de configuración:</text:p>
          <text:p text:style-name="P5"><text:span text:style-name="Source_20_Text">sudo dpkg-reconfigure exim4-config</text:span></text:p>
        </text:list-item>
        <text:list-item>
          <text:p text:style-name="P8">Selecciona estas opciones en el menú azul:</text:p>
          <text:list>
            <text:list-item>
              <text:p text:style-name="P7"><text:span text:style-name="T1">Tipo de configuración:</text:span> "Internet site; mail is sent and received directly using SMTP" (esto permite que el sistema gestione sus propias colas).</text:p>
            </text:list-item>
            <text:list-item>
              <text:p text:style-name="P7"><text:span text:style-name="T1">System mail name:</text:span> Deja el nombre por defecto (ej. <text:span text:style-name="Source_20_Text">ubuntu</text:span>).</text:p>
            </text:list-item>
            <text:list-item>
              <text:p text:style-name="P7"><text:span text:style-name="T1">IP addresses to listen on:</text:span> <text:span text:style-name="Source_20_Text">127.0.0.1 ; ::1</text:span> (Solo escucha localmente por seguridad).</text:p>
            </text:list-item>
            <text:list-item>
              <text:p text:style-name="P7"><text:span text:style-name="T1">Other destinations:</text:span> Deja los que aparezcan por defecto.</text:p>
            </text:list-item>
            <text:list-item>
              <text:p text:style-name="P7"><text:span text:style-name="T1">Domains to relay for:</text:span> (Vacío).</text:p>
            </text:list-item>
            <text:list-item>
              <text:p text:style-name="P7"><text:span text:style-name="T1">Machines to relay for:</text:span> (Vacío).</text:p>
            </text:list-item>
            <text:list-item>
              <text:p text:style-name="P7"><text:span text:style-name="T1">Keep DNS-queries minimal?</text:span> No.</text:p>
            </text:list-item>
            <text:list-item>
              <text:p text:style-name="P7"><text:span text:style-name="T1">Delivery method for local mail:</text:span> "Maildir format in home directory" (Esto crea una carpeta <text:span text:style-name="Source_20_Text">Mail</text:span> en cada usuario, más moderno que el archivo único mbox).</text:p>
            </text:list-item>
            <text:list-item>
              <text:p text:style-name="P7"><text:span text:style-name="T1">Split configuration into small files?</text:span> No.</text:p>
            </text:list-item>
          </text:list>
        </text:list-item>
      </text:list>
      <text:h text:style-name="Heading_20_3" text:outline-level="3">3. Crear el usuario de prueba</text:h>
      <text:p text:style-name="Text_20_body">Vamos a crear al usuario <text:span text:style-name="Source_20_Text">testmail</text:span> que recibirá nuestros correos.</text:p>
      <text:p text:style-name="Preformatted_20_Text"><text:span text:style-name="Source_20_Text">sudo useradd -m -s /bin/bash testmail</text:span></text:p>
      <text:p text:style-name="P4"><text:span text:style-name="Source_20_Text">echo "testmail:qwerty" | sudo chpasswd</text:span></text:p>
      <text:h text:style-name="Heading_20_3" text:outline-level="3"><text:soft-page-break/>4. Enviar un correo de <text:span text:style-name="Source_20_Text">curso</text:span> a <text:span text:style-name="Source_20_Text">testmail</text:span></text:h>
      <text:p text:style-name="Text_20_body">Ahora, logueado como tu usuario habitual (ej. <text:span text:style-name="Source_20_Text">curso</text:span>), envía un mensaje:</text:p>
      <text:p text:style-name="P4"><text:span text:style-name="Source_20_Text">echo "Hola testmail, esto es una prueba de correo local." | mail -s "Prueba de Red" testmail</text:span></text:p>
      <text:h text:style-name="Heading_20_3" text:outline-level="3">5. Leer el correo como <text:span text:style-name="Source_20_Text">testmail</text:span></text:h>
      <text:p text:style-name="Text_20_body">Cambiamos al usuario receptor para verificar su buzón.</text:p>
      <text:p text:style-name="Text_20_body">📋 <text:span text:style-name="T1">PASO A PASO:</text:span></text:p>
      <text:list text:style-name="L2">
        <text:list-item>
          <text:p text:style-name="P10">Accede como el usuario testmail:</text:p>
          <text:p text:style-name="P6"><text:span text:style-name="Source_20_Text">sudo su - testmail</text:span></text:p>
        </text:list-item>
        <text:list-item>
          <text:p text:style-name="P10">Ejecuta el comando para leer el correo:</text:p>
          <text:p text:style-name="P6"><text:span text:style-name="Source_20_Text">mail</text:span></text:p>
        </text:list-item>
        <text:list-item>
          <text:p text:style-name="P9">Interfaz de mail:</text:p>
          <text:list>
            <text:list-item>
              <text:p text:style-name="P10">Verás una lista con el mensaje de <text:span text:style-name="Source_20_Text">curso</text:span>.</text:p>
            </text:list-item>
            <text:list-item>
              <text:p text:style-name="P10">Escribe el número del mensaje (ej. <text:span text:style-name="Source_20_Text">1</text:span>) y pulsa <text:span text:style-name="T1">Enter</text:span> para leerlo.</text:p>
            </text:list-item>
            <text:list-item>
              <text:p text:style-name="P10">Escribe <text:span text:style-name="Source_20_Text">q</text:span> para salir.</text:p>
            </text:list-item>
          </text:list>
        </text:list-item>
      </text:list>
      <text:p text:style-name="Text_20_body">💡 <text:span text:style-name="T1">EXPLICACIÓN:</text:span> Exim4 actúa como el <text:span text:style-name="T1">MTA</text:span> (Mail Transfer Agent), el cartero que mueve el sobre. <text:span text:style-name="Source_20_Text">mailx</text:span> es el <text:span text:style-name="T1">MUA</text:span> (Mail User Agent), la aplicación que tú usas para escribir. Al elegir el formato <text:span text:style-name="T1">Maildir</text:span>, los correos se guardan físicamente en <text:span text:style-name="Source_20_Text">~/Maildir/new/</text:span>, lo que evita bloqueos de archivos cuando varios procesos escriben a la vez.</text:p>
      <text:p text:style-name="Horizontal_20_Line"/>
      <text:h text:style-name="Heading_20_2" text:outline-level="2">🔍 Verificación de Sockets de Correo</text:h>
      <text:p text:style-name="Text_20_body">Usa el comando <text:span text:style-name="Source_20_Text">ss</text:span> que aprendimos antes para ver si Exim4 está escuchando en el puerto estándar de correo (25):</text:p>
      <text:p text:style-name="P4"><text:span text:style-name="Source_20_Text">ss -ltn | grep :25</text:span></text:p>
      <text:p text:style-name="P2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2T22:16:56.470501185</dc:date>
    <meta:editing-duration>P1DT11H41M1S</meta:editing-duration>
    <meta:editing-cycles>22</meta:editing-cycles>
    <meta:generator>LibreOffice/24.2.2.2$Linux_X86_64 LibreOffice_project/d56cc158d8a96260b836f100ef4b4ef25d6f1a01</meta:generator>
    <meta:print-date>2026-02-22T21:56:42.885219579</meta:print-date>
    <meta:printed-by>Archivos PDF</meta:printed-by>
    <meta:document-statistic meta:table-count="0" meta:image-count="0" meta:object-count="0" meta:page-count="2" meta:paragraph-count="43" meta:word-count="426" meta:character-count="2488" meta:non-whitespace-character-count="2122"/>
  </office:meta>
</office:document-meta>
</file>